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f7b1" officeooo:paragraph-rsid="001bf7b1"/>
    </style:style>
    <style:style style:name="P2" style:family="paragraph" style:parent-style-name="Standard">
      <style:text-properties officeooo:rsid="001e64f5" officeooo:paragraph-rsid="001e64f5"/>
    </style:style>
    <style:style style:name="P3" style:family="paragraph" style:parent-style-name="Standard">
      <style:text-properties officeooo:rsid="001ec64b" officeooo:paragraph-rsid="001ec64b"/>
    </style:style>
    <style:style style:name="P4" style:family="paragraph" style:parent-style-name="Standard">
      <style:text-properties officeooo:rsid="001f82f3" officeooo:paragraph-rsid="001f82f3"/>
    </style:style>
    <style:style style:name="P5" style:family="paragraph" style:parent-style-name="Standard">
      <style:text-properties officeooo:rsid="001fdb8f" officeooo:paragraph-rsid="001fdb8f"/>
    </style:style>
    <style:style style:name="P6" style:family="paragraph" style:parent-style-name="Standard">
      <style:text-properties officeooo:rsid="00209e66" officeooo:paragraph-rsid="00209e66"/>
    </style:style>
    <style:style style:name="P7" style:family="paragraph" style:parent-style-name="Standard">
      <style:text-properties officeooo:rsid="0020b462" officeooo:paragraph-rsid="0020b462"/>
    </style:style>
    <style:style style:name="P8" style:family="paragraph" style:parent-style-name="Standard">
      <style:text-properties officeooo:rsid="00221864" officeooo:paragraph-rsid="00221864"/>
    </style:style>
    <style:style style:name="P9" style:family="paragraph" style:parent-style-name="Standard">
      <style:text-properties officeooo:rsid="0022969d" officeooo:paragraph-rsid="0022969d"/>
    </style:style>
    <style:style style:name="P10" style:family="paragraph" style:parent-style-name="Standard">
      <style:text-properties officeooo:rsid="00239239" officeooo:paragraph-rsid="00239239"/>
    </style:style>
    <style:style style:name="P11" style:family="paragraph" style:parent-style-name="Standard">
      <style:text-properties officeooo:rsid="00256f4c" officeooo:paragraph-rsid="00256f4c"/>
    </style:style>
    <style:style style:name="P12" style:family="paragraph" style:parent-style-name="Standard">
      <style:text-properties officeooo:rsid="00262673" officeooo:paragraph-rsid="00262673"/>
    </style:style>
    <style:style style:name="P13" style:family="paragraph" style:parent-style-name="Standard">
      <style:text-properties officeooo:rsid="0028a0a3" officeooo:paragraph-rsid="0028a0a3"/>
    </style:style>
    <style:style style:name="P14" style:family="paragraph" style:parent-style-name="Standard">
      <style:text-properties fo:color="#000000" loext:opacity="100%" style:font-name="Monospace" fo:font-size="10pt" officeooo:rsid="0028a0a3" officeooo:paragraph-rsid="0028a0a3" style:font-size-asian="10pt"/>
    </style:style>
    <style:style style:name="P15" style:family="paragraph" style:parent-style-name="Standard">
      <style:text-properties fo:color="#000000" loext:opacity="100%" style:font-name="Monospace" fo:font-size="10pt" officeooo:rsid="0029d317" officeooo:paragraph-rsid="0029d317" style:font-size-asian="10pt"/>
    </style:style>
    <style:style style:name="P16" style:family="paragraph" style:parent-style-name="Standard">
      <style:text-properties fo:color="#000000" loext:opacity="100%" style:font-name="Monospace" fo:font-size="10pt" officeooo:rsid="002d4fa0" officeooo:paragraph-rsid="002d4fa0" style:font-size-asian="10pt"/>
    </style:style>
    <style:style style:name="P17" style:family="paragraph" style:parent-style-name="Standard">
      <style:text-properties fo:color="#000000" loext:opacity="100%" style:font-name="Monospace" fo:font-size="10pt" officeooo:rsid="002deeee" officeooo:paragraph-rsid="002deeee" style:font-size-asian="10pt"/>
    </style:style>
    <style:style style:name="P18" style:family="paragraph" style:parent-style-name="Standard">
      <style:text-properties fo:color="#000000" loext:opacity="100%" style:font-name="Monospace" fo:font-size="10pt" officeooo:rsid="002e7700" officeooo:paragraph-rsid="002e7700" style:font-size-asian="10pt"/>
    </style:style>
    <style:style style:name="P19" style:family="paragraph" style:parent-style-name="Standard">
      <style:text-properties fo:color="#000000" loext:opacity="100%" style:font-name="Monospace" fo:font-size="10pt" officeooo:rsid="003338e4" officeooo:paragraph-rsid="003338e4" style:font-size-asian="10pt"/>
    </style:style>
    <style:style style:name="P20" style:family="paragraph" style:parent-style-name="Standard">
      <style:text-properties fo:color="#000000" loext:opacity="100%" style:font-name="Monospace" fo:font-size="10pt" officeooo:rsid="0035ee40" officeooo:paragraph-rsid="0035ee40" style:font-size-asian="10pt"/>
    </style:style>
    <style:style style:name="P21" style:family="paragraph" style:parent-style-name="Standard">
      <style:text-properties fo:color="#000000" loext:opacity="100%" style:font-name="Monospace" fo:font-size="10pt" officeooo:rsid="0038e57d" officeooo:paragraph-rsid="0038e57d" style:font-size-asian="10pt"/>
    </style:style>
    <style:style style:name="P22" style:family="paragraph" style:parent-style-name="Standard">
      <style:text-properties fo:color="#000000" loext:opacity="100%" style:font-name="Monospace" fo:font-size="10pt" officeooo:rsid="003a811a" officeooo:paragraph-rsid="003a811a" style:font-size-asian="10pt"/>
    </style:style>
    <style:style style:name="P23" style:family="paragraph" style:parent-style-name="Standard">
      <style:text-properties fo:color="#000000" loext:opacity="100%" style:font-name="Monospace" fo:font-size="10pt" officeooo:rsid="003bc8d0" officeooo:paragraph-rsid="003bc8d0" style:font-size-asian="10pt"/>
    </style:style>
    <style:style style:name="P24" style:family="paragraph" style:parent-style-name="Standard">
      <style:text-properties fo:color="#008080" loext:opacity="100%" style:font-name="Monospace" fo:font-size="10pt" officeooo:rsid="0029d317" officeooo:paragraph-rsid="0029d317" style:font-size-asian="10pt"/>
    </style:style>
    <style:style style:name="P25" style:family="paragraph" style:parent-style-name="Standard">
      <style:text-properties fo:color="#008080" loext:opacity="100%" style:font-name="Monospace" fo:font-size="10pt" officeooo:rsid="003d693c" officeooo:paragraph-rsid="003d693c" style:font-size-asian="10pt"/>
    </style:style>
    <style:style style:name="P26" style:family="paragraph" style:parent-style-name="Standard">
      <style:text-properties fo:color="#008080" loext:opacity="100%" style:font-name="Monospace" fo:font-size="10pt" officeooo:rsid="004461e3" officeooo:paragraph-rsid="004461e3" style:font-size-asian="10pt"/>
    </style:style>
    <style:style style:name="P27" style:family="paragraph" style:parent-style-name="Standard">
      <style:text-properties fo:color="#008080" loext:opacity="100%" style:font-name="Monospace" fo:font-size="10pt" officeooo:rsid="00464a45" officeooo:paragraph-rsid="00464a45" style:font-size-asian="10pt"/>
    </style:style>
    <style:style style:name="P28" style:family="paragraph" style:parent-style-name="Standard">
      <style:text-properties fo:color="#008080" loext:opacity="100%" style:font-name="Monospace" fo:font-size="10pt" officeooo:rsid="004b9ccc" officeooo:paragraph-rsid="004b9ccc" style:font-size-asian="10pt"/>
    </style:style>
    <style:style style:name="P29" style:family="paragraph" style:parent-style-name="Standard">
      <style:text-properties fo:color="#008080" loext:opacity="100%" style:font-name="Monospace" fo:font-size="10pt" officeooo:rsid="004e1fc8" officeooo:paragraph-rsid="004e1fc8" style:font-size-asian="10pt"/>
    </style:style>
    <style:style style:name="P30" style:family="paragraph" style:parent-style-name="Standard">
      <style:text-properties fo:color="#008080" loext:opacity="100%" style:font-name="Monospace" fo:font-size="10pt" officeooo:rsid="004e841d" officeooo:paragraph-rsid="004e841d" style:font-size-asian="10pt"/>
    </style:style>
    <style:style style:name="P31" style:family="paragraph" style:parent-style-name="Standard">
      <style:text-properties fo:color="#008080" loext:opacity="100%" style:font-name="Monospace" fo:font-size="10pt" officeooo:rsid="004eb88b" officeooo:paragraph-rsid="004eb88b" style:font-size-asian="10pt"/>
    </style:style>
    <style:style style:name="P32" style:family="paragraph" style:parent-style-name="Standard">
      <style:text-properties fo:color="#008080" loext:opacity="100%" style:font-name="Monospace" fo:font-size="10pt" officeooo:rsid="004fa603" officeooo:paragraph-rsid="004fa603" style:font-size-asian="10pt"/>
    </style:style>
    <style:style style:name="P33" style:family="paragraph" style:parent-style-name="Standard">
      <style:text-properties fo:color="#008080" loext:opacity="100%" style:font-name="Monospace" fo:font-size="10pt" officeooo:rsid="0050d3a9" officeooo:paragraph-rsid="0050d3a9" style:font-size-asian="10pt"/>
    </style:style>
    <style:style style:name="P34" style:family="paragraph" style:parent-style-name="Standard">
      <style:text-properties fo:color="#008080" loext:opacity="100%" style:font-name="Monospace" fo:font-size="10pt" officeooo:rsid="005599f8" officeooo:paragraph-rsid="005599f8" style:font-size-asian="10pt"/>
    </style:style>
    <style:style style:name="P35" style:family="paragraph" style:parent-style-name="Standard">
      <style:text-properties fo:color="#008080" loext:opacity="100%" style:font-name="Monospace" fo:font-size="10pt" officeooo:rsid="005608f1" officeooo:paragraph-rsid="005608f1" style:font-size-asian="10pt"/>
    </style:style>
    <style:style style:name="P36" style:family="paragraph" style:parent-style-name="Standard">
      <style:text-properties fo:color="#008080" loext:opacity="100%" style:font-name="Monospace" fo:font-size="10pt" officeooo:rsid="005730bf" officeooo:paragraph-rsid="005730bf" style:font-size-asian="10pt"/>
    </style:style>
    <style:style style:name="P37" style:family="paragraph" style:parent-style-name="Standard">
      <style:text-properties fo:color="#008080" loext:opacity="100%" style:font-name="Monospace" fo:font-size="10pt" fo:font-style="normal" style:text-underline-style="none" officeooo:rsid="0058f67e" officeooo:paragraph-rsid="0058f67e" style:font-size-asian="10pt" style:font-style-asian="normal" style:font-style-complex="normal"/>
    </style:style>
    <style:style style:name="P38" style:family="paragraph" style:parent-style-name="Standard">
      <style:text-properties fo:color="#008080" loext:opacity="100%" style:font-name="Monospace" fo:font-size="10pt" style:text-underline-style="none" officeooo:rsid="005cf157" officeooo:paragraph-rsid="005cf157" style:font-size-asian="10pt"/>
    </style:style>
    <style:style style:name="P39" style:family="paragraph" style:parent-style-name="Standard">
      <style:text-properties fo:color="#008080" loext:opacity="100%" style:font-name="Monospace" fo:font-size="10pt" style:text-underline-style="none" officeooo:rsid="0060e13f" officeooo:paragraph-rsid="0060e13f" style:font-size-asian="10pt"/>
    </style:style>
    <style:style style:name="P40" style:family="paragraph" style:parent-style-name="Standard">
      <style:text-properties fo:color="#008080" loext:opacity="100%" style:font-name="Monospace" fo:font-size="10pt" style:text-underline-style="none" officeooo:rsid="00686d20" officeooo:paragraph-rsid="00686d20" style:font-size-asian="10pt"/>
    </style:style>
    <style:style style:name="P41" style:family="paragraph" style:parent-style-name="Standard">
      <style:text-properties fo:color="#008080" loext:opacity="100%" style:font-name="Monospace" fo:font-size="10pt" style:text-underline-style="none" officeooo:rsid="006b4f49" officeooo:paragraph-rsid="006b4f49" style:font-size-asian="10pt"/>
    </style:style>
    <style:style style:name="P42" style:family="paragraph" style:parent-style-name="Standard">
      <style:text-properties fo:color="#008080" loext:opacity="100%" style:font-name="Monospace" fo:font-size="10pt" style:text-underline-style="none" officeooo:rsid="006c868a" officeooo:paragraph-rsid="006c868a" style:font-size-asian="10pt"/>
    </style:style>
    <style:style style:name="P43" style:family="paragraph" style:parent-style-name="Standard">
      <style:text-properties fo:color="#008080" loext:opacity="100%" style:font-name="Monospace" fo:font-size="10pt" style:text-underline-style="none" officeooo:rsid="006d9eeb" officeooo:paragraph-rsid="006d9eeb" style:font-size-asian="10pt"/>
    </style:style>
    <style:style style:name="P44" style:family="paragraph" style:parent-style-name="Standard">
      <style:text-properties fo:color="#008080" loext:opacity="100%" style:font-name="Monospace" fo:font-size="10pt" style:text-underline-style="none" officeooo:rsid="006f6892" officeooo:paragraph-rsid="006f6892" style:font-size-asian="10pt"/>
    </style:style>
    <style:style style:name="P45" style:family="paragraph" style:parent-style-name="Standard">
      <style:text-properties fo:color="#008080" loext:opacity="100%" style:font-name="Monospace" fo:font-size="10pt" style:text-underline-style="none" officeooo:rsid="0070b51a" officeooo:paragraph-rsid="0070b51a" style:font-size-asian="10pt"/>
    </style:style>
    <style:style style:name="P46" style:family="paragraph" style:parent-style-name="Standard">
      <style:text-properties fo:color="#008080" loext:opacity="100%" style:font-name="Monospace" fo:font-size="10pt" style:text-underline-style="none" officeooo:rsid="0072d2b1" officeooo:paragraph-rsid="0072d2b1" style:font-size-asian="10pt"/>
    </style:style>
    <style:style style:name="P47" style:family="paragraph" style:parent-style-name="Standard">
      <style:text-properties fo:color="#008080" loext:opacity="100%" style:font-name="Monospace" fo:font-size="10pt" style:text-underline-style="none" officeooo:rsid="00731a41" officeooo:paragraph-rsid="00731a41" style:font-size-asian="10pt"/>
    </style:style>
    <style:style style:name="P48" style:family="paragraph" style:parent-style-name="Standard" style:list-style-name="L1">
      <style:text-properties officeooo:rsid="001bf7b1" officeooo:paragraph-rsid="001bf7b1"/>
    </style:style>
    <style:style style:name="P49" style:family="paragraph" style:parent-style-name="Standard" style:list-style-name="L2">
      <style:text-properties officeooo:rsid="001bf7b1" officeooo:paragraph-rsid="001bf7b1"/>
    </style:style>
    <style:style style:name="P50" style:family="paragraph" style:parent-style-name="Standard" style:list-style-name="L3">
      <style:text-properties officeooo:rsid="001e64f5" officeooo:paragraph-rsid="001e64f5"/>
    </style:style>
    <style:style style:name="P51" style:family="paragraph" style:parent-style-name="Standard" style:list-style-name="L4">
      <style:text-properties officeooo:rsid="001ec64b" officeooo:paragraph-rsid="001ec64b"/>
    </style:style>
    <style:style style:name="P52" style:family="paragraph" style:parent-style-name="Standard" style:list-style-name="L4">
      <style:text-properties officeooo:rsid="001f82f3" officeooo:paragraph-rsid="001f82f3"/>
    </style:style>
    <style:style style:name="P53" style:family="paragraph" style:parent-style-name="Standard" style:list-style-name="L5">
      <style:text-properties officeooo:rsid="001f82f3" officeooo:paragraph-rsid="001f82f3"/>
    </style:style>
    <style:style style:name="P54" style:family="paragraph" style:parent-style-name="Standard" style:list-style-name="L5">
      <style:text-properties officeooo:rsid="001fdb8f" officeooo:paragraph-rsid="001fdb8f"/>
    </style:style>
    <style:style style:name="P55" style:family="paragraph" style:parent-style-name="Standard" style:list-style-name="L5">
      <style:text-properties officeooo:rsid="001fdb8f" officeooo:paragraph-rsid="0020570d"/>
    </style:style>
    <style:style style:name="P56" style:family="paragraph" style:parent-style-name="Standard" style:list-style-name="L6">
      <style:text-properties officeooo:rsid="00256f4c" officeooo:paragraph-rsid="00256f4c"/>
    </style:style>
    <style:style style:name="P57" style:family="paragraph" style:parent-style-name="Standard" style:list-style-name="L7">
      <style:text-properties officeooo:rsid="0028a0a3" officeooo:paragraph-rsid="0028a0a3"/>
    </style:style>
    <style:style style:name="P58" style:family="paragraph" style:parent-style-name="Standard" style:list-style-name="L7">
      <style:paragraph-properties fo:margin-left="0cm" fo:margin-right="0cm" fo:text-align="start" style:justify-single-word="false" fo:text-indent="0cm" style:auto-text-indent="false"/>
      <style:text-properties fo:color="#000000" loext:opacity="100%"/>
    </style:style>
    <style:style style:name="P59" style:family="paragraph" style:parent-style-name="Standard" style:list-style-name="L7">
      <style:text-properties fo:color="#000000" loext:opacity="100%" style:font-name="Monospace" fo:font-size="10pt" officeooo:rsid="0028a0a3" officeooo:paragraph-rsid="0028a0a3" style:font-size-asian="10pt"/>
    </style:style>
    <style:style style:name="P60" style:family="paragraph" style:parent-style-name="Standard" style:list-style-name="L8">
      <style:text-properties fo:color="#000000" loext:opacity="100%" style:font-name="Monospace" fo:font-size="10pt" officeooo:rsid="0029d317" officeooo:paragraph-rsid="0029d317" style:font-size-asian="10pt"/>
    </style:style>
    <style:style style:name="P61" style:family="paragraph" style:parent-style-name="Standard" style:list-style-name="L8">
      <style:text-properties fo:color="#000000" loext:opacity="100%" style:font-name="Monospace" fo:font-size="10pt" officeooo:rsid="002cf9bd" officeooo:paragraph-rsid="002cf9bd" style:font-size-asian="10pt"/>
    </style:style>
    <style:style style:name="P62" style:family="paragraph" style:parent-style-name="Standard" style:list-style-name="L8">
      <style:text-properties fo:color="#000000" loext:opacity="100%" style:font-name="Monospace" fo:font-size="10pt" officeooo:rsid="002b23ba" officeooo:paragraph-rsid="002b23ba" style:font-size-asian="10pt"/>
    </style:style>
    <style:style style:name="P63" style:family="paragraph" style:parent-style-name="Standard" style:list-style-name="L8">
      <style:text-properties fo:color="#000000" loext:opacity="100%" style:font-name="Monospace" fo:font-size="10pt" officeooo:rsid="002d2376" officeooo:paragraph-rsid="002d2376" style:font-size-asian="10pt"/>
    </style:style>
    <style:style style:name="P64" style:family="paragraph" style:parent-style-name="Standard" style:list-style-name="L8">
      <style:text-properties fo:color="#000000" loext:opacity="100%" style:font-name="Monospace" fo:font-size="10pt" officeooo:rsid="002d4fa0" officeooo:paragraph-rsid="002d4fa0" style:font-size-asian="10pt"/>
    </style:style>
    <style:style style:name="P65" style:family="paragraph" style:parent-style-name="Standard" style:list-style-name="L9">
      <style:text-properties fo:color="#000000" loext:opacity="100%" style:font-name="Monospace" fo:font-size="10pt" officeooo:rsid="002deeee" officeooo:paragraph-rsid="002deeee" style:font-size-asian="10pt"/>
    </style:style>
    <style:style style:name="P66" style:family="paragraph" style:parent-style-name="Standard" style:list-style-name="L9">
      <style:text-properties fo:color="#000000" loext:opacity="100%" style:font-name="Monospace" fo:font-size="10pt" officeooo:rsid="002e7700" officeooo:paragraph-rsid="002e7700" style:font-size-asian="10pt"/>
    </style:style>
    <style:style style:name="P67" style:family="paragraph" style:parent-style-name="Standard" style:list-style-name="L10">
      <style:text-properties fo:color="#000000" loext:opacity="100%" style:font-name="Monospace" fo:font-size="10pt" officeooo:rsid="002e7700" officeooo:paragraph-rsid="002e7700" style:font-size-asian="10pt"/>
    </style:style>
    <style:style style:name="P68" style:family="paragraph" style:parent-style-name="Standard" style:list-style-name="L10">
      <style:text-properties fo:color="#000000" loext:opacity="100%" style:font-name="Monospace" fo:font-size="10pt" officeooo:rsid="002f545f" officeooo:paragraph-rsid="002f545f" style:font-size-asian="10pt"/>
    </style:style>
    <style:style style:name="P69" style:family="paragraph" style:parent-style-name="Standard" style:list-style-name="L10">
      <style:text-properties fo:color="#000000" loext:opacity="100%" style:font-name="Monospace" fo:font-size="10pt" officeooo:rsid="00301754" officeooo:paragraph-rsid="00301754" style:font-size-asian="10pt"/>
    </style:style>
    <style:style style:name="P70" style:family="paragraph" style:parent-style-name="Standard" style:list-style-name="L10">
      <style:text-properties fo:color="#000000" loext:opacity="100%" style:font-name="Monospace" fo:font-size="10pt" officeooo:rsid="00313a7d" officeooo:paragraph-rsid="00313a7d" style:font-size-asian="10pt"/>
    </style:style>
    <style:style style:name="P71" style:family="paragraph" style:parent-style-name="Standard" style:list-style-name="L10">
      <style:text-properties fo:color="#000000" loext:opacity="100%" style:font-name="Monospace" fo:font-size="10pt" officeooo:rsid="003338e4" officeooo:paragraph-rsid="003338e4" style:font-size-asian="10pt"/>
    </style:style>
    <style:style style:name="P72" style:family="paragraph" style:parent-style-name="Standard" style:list-style-name="L11">
      <style:text-properties fo:color="#000000" loext:opacity="100%" style:font-name="Monospace" fo:font-size="10pt" officeooo:rsid="003338e4" officeooo:paragraph-rsid="003338e4" style:font-size-asian="10pt"/>
    </style:style>
    <style:style style:name="P73" style:family="paragraph" style:parent-style-name="Standard" style:list-style-name="L11">
      <style:text-properties fo:color="#000000" loext:opacity="100%" style:font-name="Monospace" fo:font-size="10pt" officeooo:rsid="00340db1" officeooo:paragraph-rsid="00340db1" style:font-size-asian="10pt"/>
    </style:style>
    <style:style style:name="P74" style:family="paragraph" style:parent-style-name="Standard" style:list-style-name="L12">
      <style:text-properties fo:color="#000000" loext:opacity="100%" style:font-name="Monospace" fo:font-size="10pt" officeooo:rsid="0035ee40" officeooo:paragraph-rsid="0035ee40" style:font-size-asian="10pt"/>
    </style:style>
    <style:style style:name="P75" style:family="paragraph" style:parent-style-name="Standard" style:list-style-name="L12">
      <style:text-properties fo:color="#000000" loext:opacity="100%" style:font-name="Monospace" fo:font-size="10pt" officeooo:rsid="0036d928" officeooo:paragraph-rsid="0036d928" style:font-size-asian="10pt"/>
    </style:style>
    <style:style style:name="P76" style:family="paragraph" style:parent-style-name="Standard" style:list-style-name="L12">
      <style:text-properties fo:color="#000000" loext:opacity="100%" style:font-name="Monospace" fo:font-size="10pt" officeooo:rsid="00385e98" officeooo:paragraph-rsid="00385e98" style:font-size-asian="10pt"/>
    </style:style>
    <style:style style:name="P77" style:family="paragraph" style:parent-style-name="Standard" style:list-style-name="L13">
      <style:text-properties fo:color="#000000" loext:opacity="100%" style:font-name="Monospace" fo:font-size="10pt" officeooo:rsid="0038e57d" officeooo:paragraph-rsid="0038e57d" style:font-size-asian="10pt"/>
    </style:style>
    <style:style style:name="P78" style:family="paragraph" style:parent-style-name="Standard" style:list-style-name="L14">
      <style:text-properties fo:color="#000000" loext:opacity="100%" style:font-name="Monospace" fo:font-size="10pt" officeooo:rsid="003a811a" officeooo:paragraph-rsid="003a811a" style:font-size-asian="10pt"/>
    </style:style>
    <style:style style:name="P79" style:family="paragraph" style:parent-style-name="Standard" style:list-style-name="L15">
      <style:text-properties fo:color="#000000" loext:opacity="100%" style:font-name="Monospace" fo:font-size="10pt" officeooo:rsid="003c44ae" officeooo:paragraph-rsid="003c44ae" style:font-size-asian="10pt"/>
    </style:style>
    <style:style style:name="P80" style:family="paragraph" style:parent-style-name="Standard" style:list-style-name="L8">
      <style:text-properties fo:color="#000000" loext:opacity="100%" officeooo:rsid="0029d317" officeooo:paragraph-rsid="0029d317"/>
    </style:style>
    <style:style style:name="P81" style:family="paragraph" style:parent-style-name="Standard" style:list-style-name="L8">
      <style:text-properties fo:color="#000000" loext:opacity="100%" officeooo:rsid="002b23ba" officeooo:paragraph-rsid="002b23ba"/>
    </style:style>
    <style:style style:name="P82" style:family="paragraph" style:parent-style-name="Standard" style:list-style-name="L16">
      <style:text-properties fo:color="#008080" loext:opacity="100%" style:font-name="Monospace" fo:font-size="10pt" officeooo:rsid="003d693c" officeooo:paragraph-rsid="003d693c" style:font-size-asian="10pt"/>
    </style:style>
    <style:style style:name="P83" style:family="paragraph" style:parent-style-name="Standard" style:list-style-name="L16">
      <style:text-properties fo:color="#008080" loext:opacity="100%" style:font-name="Monospace" fo:font-size="10pt" officeooo:rsid="003ecc79" officeooo:paragraph-rsid="003ecc79" style:font-size-asian="10pt"/>
    </style:style>
    <style:style style:name="P84" style:family="paragraph" style:parent-style-name="Standard" style:list-style-name="L16">
      <style:text-properties fo:color="#008080" loext:opacity="100%" style:font-name="Monospace" fo:font-size="10pt" officeooo:rsid="0040b0a6" officeooo:paragraph-rsid="0040b0a6" style:font-size-asian="10pt"/>
    </style:style>
    <style:style style:name="P85" style:family="paragraph" style:parent-style-name="Standard" style:list-style-name="L16">
      <style:text-properties fo:color="#008080" loext:opacity="100%" style:font-name="Monospace" fo:font-size="10pt" officeooo:rsid="0042327d" officeooo:paragraph-rsid="0042327d" style:font-size-asian="10pt"/>
    </style:style>
    <style:style style:name="P86" style:family="paragraph" style:parent-style-name="Standard" style:list-style-name="L17">
      <style:text-properties fo:color="#008080" loext:opacity="100%" style:font-name="Monospace" fo:font-size="10pt" officeooo:rsid="004461e3" officeooo:paragraph-rsid="004461e3" style:font-size-asian="10pt"/>
    </style:style>
    <style:style style:name="P87" style:family="paragraph" style:parent-style-name="Standard" style:list-style-name="L17">
      <style:text-properties fo:color="#008080" loext:opacity="100%" style:font-name="Monospace" fo:font-size="10pt" officeooo:rsid="00464a45" officeooo:paragraph-rsid="00464a45" style:font-size-asian="10pt"/>
    </style:style>
    <style:style style:name="P88" style:family="paragraph" style:parent-style-name="Standard" style:list-style-name="L18">
      <style:text-properties fo:color="#008080" loext:opacity="100%" style:font-name="Monospace" fo:font-size="10pt" officeooo:rsid="00464a45" officeooo:paragraph-rsid="00464a45" style:font-size-asian="10pt"/>
    </style:style>
    <style:style style:name="P89" style:family="paragraph" style:parent-style-name="Standard" style:list-style-name="L18">
      <style:text-properties fo:color="#008080" loext:opacity="100%" style:font-name="Monospace" fo:font-size="10pt" officeooo:rsid="004756d2" officeooo:paragraph-rsid="004756d2" style:font-size-asian="10pt"/>
    </style:style>
    <style:style style:name="P90" style:family="paragraph" style:parent-style-name="Standard" style:list-style-name="L18">
      <style:text-properties fo:color="#008080" loext:opacity="100%" style:font-name="Monospace" fo:font-size="10pt" officeooo:rsid="0047bc05" officeooo:paragraph-rsid="0047bc05" style:font-size-asian="10pt"/>
    </style:style>
    <style:style style:name="P91" style:family="paragraph" style:parent-style-name="Standard" style:list-style-name="L18">
      <style:text-properties fo:color="#008080" loext:opacity="100%" style:font-name="Monospace" fo:font-size="10pt" officeooo:rsid="00485e75" officeooo:paragraph-rsid="00485e75" style:font-size-asian="10pt"/>
    </style:style>
    <style:style style:name="P92" style:family="paragraph" style:parent-style-name="Standard" style:list-style-name="L19">
      <style:text-properties fo:color="#008080" loext:opacity="100%" style:font-name="Monospace" fo:font-size="10pt" officeooo:rsid="004b9ccc" officeooo:paragraph-rsid="004b9ccc" style:font-size-asian="10pt"/>
    </style:style>
    <style:style style:name="P93" style:family="paragraph" style:parent-style-name="Standard" style:list-style-name="L19">
      <style:text-properties fo:color="#008080" loext:opacity="100%" style:font-name="Monospace" fo:font-size="10pt" officeooo:rsid="004cfa22" officeooo:paragraph-rsid="004cfa22" style:font-size-asian="10pt"/>
    </style:style>
    <style:style style:name="P94" style:family="paragraph" style:parent-style-name="Standard" style:list-style-name="L19">
      <style:text-properties fo:color="#008080" loext:opacity="100%" style:font-name="Monospace" fo:font-size="10pt" officeooo:rsid="004d759d" officeooo:paragraph-rsid="004d759d" style:font-size-asian="10pt"/>
    </style:style>
    <style:style style:name="P95" style:family="paragraph" style:parent-style-name="Standard" style:list-style-name="L19">
      <style:text-properties fo:color="#008080" loext:opacity="100%" style:font-name="Monospace" fo:font-size="10pt" officeooo:rsid="004e1fc8" officeooo:paragraph-rsid="004e1fc8" style:font-size-asian="10pt"/>
    </style:style>
    <style:style style:name="P96" style:family="paragraph" style:parent-style-name="Standard" style:list-style-name="L20">
      <style:text-properties fo:color="#008080" loext:opacity="100%" style:font-name="Monospace" fo:font-size="10pt" officeooo:rsid="004e1fc8" officeooo:paragraph-rsid="004e1fc8" style:font-size-asian="10pt"/>
    </style:style>
    <style:style style:name="P97" style:family="paragraph" style:parent-style-name="Standard" style:list-style-name="L20">
      <style:text-properties fo:color="#008080" loext:opacity="100%" style:font-name="Monospace" fo:font-size="10pt" officeooo:rsid="004e2a7f" officeooo:paragraph-rsid="004e2a7f" style:font-size-asian="10pt"/>
    </style:style>
    <style:style style:name="P98" style:family="paragraph" style:parent-style-name="Standard" style:list-style-name="L20">
      <style:text-properties fo:color="#008080" loext:opacity="100%" style:font-name="Monospace" fo:font-size="10pt" officeooo:rsid="004e841d" officeooo:paragraph-rsid="004e841d" style:font-size-asian="10pt"/>
    </style:style>
    <style:style style:name="P99" style:family="paragraph" style:parent-style-name="Standard" style:list-style-name="L21">
      <style:text-properties fo:color="#008080" loext:opacity="100%" style:font-name="Monospace" fo:font-size="10pt" officeooo:rsid="004fa603" officeooo:paragraph-rsid="004fa603" style:font-size-asian="10pt"/>
    </style:style>
    <style:style style:name="P100" style:family="paragraph" style:parent-style-name="Standard" style:list-style-name="L21">
      <style:text-properties fo:color="#008080" loext:opacity="100%" style:font-name="Monospace" fo:font-size="10pt" officeooo:rsid="0050c197" officeooo:paragraph-rsid="0050c197" style:font-size-asian="10pt"/>
    </style:style>
    <style:style style:name="P101" style:family="paragraph" style:parent-style-name="Standard" style:list-style-name="L21">
      <style:text-properties fo:color="#008080" loext:opacity="100%" style:font-name="Monospace" fo:font-size="10pt" officeooo:rsid="0050d3a9" officeooo:paragraph-rsid="0050d3a9" style:font-size-asian="10pt"/>
    </style:style>
    <style:style style:name="P102" style:family="paragraph" style:parent-style-name="Standard" style:list-style-name="L22">
      <style:text-properties fo:color="#008080" loext:opacity="100%" style:font-name="Monospace" fo:font-size="10pt" officeooo:rsid="0050d3a9" officeooo:paragraph-rsid="0050d3a9" style:font-size-asian="10pt"/>
    </style:style>
    <style:style style:name="P103" style:family="paragraph" style:parent-style-name="Standard" style:list-style-name="L23">
      <style:text-properties fo:color="#008080" loext:opacity="100%" style:font-name="Monospace" fo:font-size="10pt" officeooo:rsid="005599f8" officeooo:paragraph-rsid="005599f8" style:font-size-asian="10pt"/>
    </style:style>
    <style:style style:name="P104" style:family="paragraph" style:parent-style-name="Standard" style:list-style-name="L23">
      <style:text-properties fo:color="#008080" loext:opacity="100%" style:font-name="Monospace" fo:font-size="10pt" officeooo:rsid="0055f0df" officeooo:paragraph-rsid="0055f0df" style:font-size-asian="10pt"/>
    </style:style>
    <style:style style:name="P105" style:family="paragraph" style:parent-style-name="Standard" style:list-style-name="L23">
      <style:text-properties fo:color="#008080" loext:opacity="100%" style:font-name="Monospace" fo:font-size="10pt" officeooo:rsid="005608f1" officeooo:paragraph-rsid="005608f1" style:font-size-asian="10pt"/>
    </style:style>
    <style:style style:name="P106" style:family="paragraph" style:parent-style-name="Standard" style:list-style-name="L24">
      <style:text-properties fo:color="#008080" loext:opacity="100%" style:font-name="Monospace" fo:font-size="10pt" officeooo:rsid="005730bf" officeooo:paragraph-rsid="005730bf" style:font-size-asian="10pt"/>
    </style:style>
    <style:style style:name="P107" style:family="paragraph" style:parent-style-name="Standard" style:list-style-name="L24">
      <style:text-properties fo:color="#008080" loext:opacity="100%" style:font-name="Monospace" fo:font-size="10pt" fo:font-style="normal" officeooo:rsid="005730bf" officeooo:paragraph-rsid="005730bf" style:font-size-asian="10pt" style:font-style-asian="normal" style:font-style-complex="normal"/>
    </style:style>
    <style:style style:name="P108" style:family="paragraph" style:parent-style-name="Standard" style:list-style-name="L24">
      <style:text-properties fo:color="#008080" loext:opacity="100%" style:font-name="Monospace" fo:font-size="10pt" fo:font-style="normal" style:text-underline-style="none" officeooo:rsid="005730bf" officeooo:paragraph-rsid="005730bf" style:font-size-asian="10pt" style:font-style-asian="normal" style:font-style-complex="normal"/>
    </style:style>
    <style:style style:name="P109" style:family="paragraph" style:parent-style-name="Standard" style:list-style-name="L24">
      <style:text-properties fo:color="#008080" loext:opacity="100%" style:font-name="Monospace" fo:font-size="10pt" fo:font-style="normal" style:text-underline-style="none" officeooo:rsid="0058e6c2" officeooo:paragraph-rsid="0058e6c2" style:font-size-asian="10pt" style:font-style-asian="normal" style:font-style-complex="normal"/>
    </style:style>
    <style:style style:name="P110" style:family="paragraph" style:parent-style-name="Standard" style:list-style-name="L25">
      <style:text-properties fo:color="#008080" loext:opacity="100%" style:font-name="Monospace" fo:font-size="10pt" fo:font-style="normal" style:text-underline-style="none" officeooo:rsid="0058f67e" officeooo:paragraph-rsid="0058f67e" style:font-size-asian="10pt" style:font-style-asian="normal" style:font-style-complex="normal"/>
    </style:style>
    <style:style style:name="P111" style:family="paragraph" style:parent-style-name="Standard" style:list-style-name="L25">
      <style:text-properties fo:color="#008080" loext:opacity="100%" style:font-name="Monospace" fo:font-size="10pt" fo:font-style="normal" style:text-underline-style="none" officeooo:rsid="005ab6a8" officeooo:paragraph-rsid="005ab6a8" style:font-size-asian="10pt" style:font-style-asian="normal" style:font-style-complex="normal"/>
    </style:style>
    <style:style style:name="P112" style:family="paragraph" style:parent-style-name="Standard" style:list-style-name="L25">
      <style:text-properties fo:color="#008080" loext:opacity="100%" style:font-name="Monospace" fo:font-size="10pt" fo:font-style="normal" style:text-underline-style="none" officeooo:rsid="005bc41d" officeooo:paragraph-rsid="005bc41d" style:font-size-asian="10pt" style:font-style-asian="normal" style:font-style-complex="normal"/>
    </style:style>
    <style:style style:name="P113" style:family="paragraph" style:parent-style-name="Standard" style:list-style-name="L26">
      <style:text-properties fo:color="#008080" loext:opacity="100%" style:font-name="Monospace" fo:font-size="10pt" style:text-underline-style="none" officeooo:rsid="005cf157" officeooo:paragraph-rsid="005cf157" style:font-size-asian="10pt"/>
    </style:style>
    <style:style style:name="P114" style:family="paragraph" style:parent-style-name="Standard" style:list-style-name="L26">
      <style:text-properties fo:color="#008080" loext:opacity="100%" style:font-name="Monospace" fo:font-size="10pt" style:text-underline-style="none" officeooo:rsid="005e7615" officeooo:paragraph-rsid="005e7615" style:font-size-asian="10pt"/>
    </style:style>
    <style:style style:name="P115" style:family="paragraph" style:parent-style-name="Standard" style:list-style-name="L26">
      <style:text-properties fo:color="#008080" loext:opacity="100%" style:font-name="Monospace" fo:font-size="10pt" style:text-underline-style="none" officeooo:rsid="005f9051" officeooo:paragraph-rsid="005f9051" style:font-size-asian="10pt"/>
    </style:style>
    <style:style style:name="P116" style:family="paragraph" style:parent-style-name="Standard" style:list-style-name="L27">
      <style:text-properties fo:color="#008080" loext:opacity="100%" style:font-name="Monospace" fo:font-size="10pt" style:text-underline-style="none" officeooo:rsid="0060e13f" officeooo:paragraph-rsid="0060e13f" style:font-size-asian="10pt"/>
    </style:style>
    <style:style style:name="P117" style:family="paragraph" style:parent-style-name="Standard" style:list-style-name="L27">
      <style:text-properties fo:color="#008080" loext:opacity="100%" style:font-name="Monospace" fo:font-size="10pt" style:text-underline-style="none" officeooo:rsid="00615ee3" officeooo:paragraph-rsid="00615ee3" style:font-size-asian="10pt"/>
    </style:style>
    <style:style style:name="P118" style:family="paragraph" style:parent-style-name="Standard" style:list-style-name="L27">
      <style:text-properties fo:color="#008080" loext:opacity="100%" style:font-name="Monospace" fo:font-size="10pt" style:text-underline-style="none" officeooo:rsid="0062091a" officeooo:paragraph-rsid="0062091a" style:font-size-asian="10pt"/>
    </style:style>
    <style:style style:name="P119" style:family="paragraph" style:parent-style-name="Standard" style:list-style-name="L27">
      <style:text-properties fo:color="#008080" loext:opacity="100%" style:font-name="Monospace" fo:font-size="10pt" style:text-underline-style="none" officeooo:rsid="0065acfc" officeooo:paragraph-rsid="0065acfc" style:font-size-asian="10pt"/>
    </style:style>
    <style:style style:name="P120" style:family="paragraph" style:parent-style-name="Standard" style:list-style-name="L27">
      <style:text-properties fo:color="#008080" loext:opacity="100%" style:font-name="Monospace" fo:font-size="10pt" style:text-underline-style="none" officeooo:rsid="0063d2e4" officeooo:paragraph-rsid="0063d2e4" style:font-size-asian="10pt"/>
    </style:style>
    <style:style style:name="P121" style:family="paragraph" style:parent-style-name="Standard" style:list-style-name="L27">
      <style:text-properties fo:color="#008080" loext:opacity="100%" style:font-name="Monospace" fo:font-size="10pt" style:text-underline-style="none" officeooo:rsid="00686d20" officeooo:paragraph-rsid="00686d20" style:font-size-asian="10pt"/>
    </style:style>
    <style:style style:name="P122" style:family="paragraph" style:parent-style-name="Standard" style:list-style-name="L27">
      <style:text-properties fo:color="#008080" loext:opacity="100%" style:font-name="Monospace" fo:font-size="10pt" style:text-underline-style="none" officeooo:rsid="00697b0a" officeooo:paragraph-rsid="00697b0a" style:font-size-asian="10pt"/>
    </style:style>
    <style:style style:name="P123" style:family="paragraph" style:parent-style-name="Standard" style:list-style-name="L28">
      <style:text-properties fo:color="#008080" loext:opacity="100%" style:font-name="Monospace" fo:font-size="10pt" style:text-underline-style="none" officeooo:rsid="006b4f49" officeooo:paragraph-rsid="006b4f49" style:font-size-asian="10pt"/>
    </style:style>
    <style:style style:name="P124" style:family="paragraph" style:parent-style-name="Standard" style:list-style-name="L28">
      <style:text-properties fo:color="#008080" loext:opacity="100%" style:font-name="Monospace" fo:font-size="10pt" style:text-underline-style="none" officeooo:rsid="006c868a" officeooo:paragraph-rsid="006c868a" style:font-size-asian="10pt"/>
    </style:style>
    <style:style style:name="P125" style:family="paragraph" style:parent-style-name="Standard" style:list-style-name="L29">
      <style:text-properties fo:color="#008080" loext:opacity="100%" style:font-name="Monospace" fo:font-size="10pt" style:text-underline-style="none" officeooo:rsid="006d9eeb" officeooo:paragraph-rsid="006d9eeb" style:font-size-asian="10pt"/>
    </style:style>
    <style:style style:name="P126" style:family="paragraph" style:parent-style-name="Standard" style:list-style-name="L29">
      <style:text-properties fo:color="#008080" loext:opacity="100%" style:font-name="Monospace" fo:font-size="10pt" style:text-underline-style="none" officeooo:rsid="006f6892" officeooo:paragraph-rsid="006f6892" style:font-size-asian="10pt"/>
    </style:style>
    <style:style style:name="P127" style:family="paragraph" style:parent-style-name="Standard" style:list-style-name="L30">
      <style:text-properties fo:color="#008080" loext:opacity="100%" style:font-name="Monospace" fo:font-size="10pt" style:text-underline-style="none" officeooo:rsid="0070b51a" officeooo:paragraph-rsid="0070b51a" style:font-size-asian="10pt"/>
    </style:style>
    <style:style style:name="P128" style:family="paragraph" style:parent-style-name="Standard" style:list-style-name="L30">
      <style:text-properties fo:color="#008080" loext:opacity="100%" style:font-name="Monospace" fo:font-size="10pt" style:text-underline-style="none" officeooo:rsid="00724679" officeooo:paragraph-rsid="00724679" style:font-size-asian="10pt"/>
    </style:style>
    <style:style style:name="P129" style:family="paragraph" style:parent-style-name="Standard" style:list-style-name="L31">
      <style:text-properties fo:color="#008080" loext:opacity="100%" style:font-name="Monospace" fo:font-size="10pt" style:text-underline-style="none" officeooo:rsid="0072d2b1" officeooo:paragraph-rsid="0072d2b1" style:font-size-asian="10pt"/>
    </style:style>
    <style:style style:name="P130" style:family="paragraph" style:parent-style-name="Standard" style:list-style-name="L32">
      <style:text-properties fo:color="#008080" loext:opacity="100%" style:font-name="Monospace" fo:font-size="10pt" style:text-underline-style="none" officeooo:rsid="00731a41" officeooo:paragraph-rsid="00731a41" style:font-size-asian="10pt"/>
    </style:style>
    <style:style style:name="P131" style:family="paragraph" style:parent-style-name="Standard" style:list-style-name="L32">
      <style:text-properties fo:color="#008080" loext:opacity="100%" style:font-name="Monospace" fo:font-size="10pt" style:text-underline-style="none" officeooo:rsid="00732b52" officeooo:paragraph-rsid="00732b52" style:font-size-asian="10pt"/>
    </style:style>
    <style:style style:name="P132" style:family="paragraph" style:parent-style-name="Standard">
      <style:text-properties fo:color="#008080" loext:opacity="100%" style:font-name="Monospace" fo:font-size="10pt" style:text-underline-style="none" officeooo:rsid="0074a373" officeooo:paragraph-rsid="0074a373" style:font-size-asian="10pt"/>
    </style:style>
    <style:style style:name="P133" style:family="paragraph" style:parent-style-name="Standard" style:list-style-name="L33">
      <style:text-properties fo:color="#008080" loext:opacity="100%" style:font-name="Monospace" fo:font-size="10pt" style:text-underline-style="none" officeooo:rsid="0074a373" officeooo:paragraph-rsid="0074a373" style:font-size-asian="10pt"/>
    </style:style>
    <style:style style:name="P134" style:family="paragraph" style:parent-style-name="Standard" style:list-style-name="L16">
      <style:text-properties officeooo:rsid="003ecc79" officeooo:paragraph-rsid="003ecc79"/>
    </style:style>
    <style:style style:name="T1" style:family="text">
      <style:text-properties officeooo:rsid="0020570d"/>
    </style:style>
    <style:style style:name="T2" style:family="text">
      <style:text-properties style:font-name="Monospace" fo:font-size="10pt" style:font-size-asian="10pt"/>
    </style:style>
    <style:style style:name="T3" style:family="text">
      <style:text-properties style:font-name="Monospace" fo:font-size="10pt" officeooo:rsid="002a0dcd" style:font-size-asian="10pt"/>
    </style:style>
    <style:style style:name="T4" style:family="text">
      <style:text-properties style:font-name="Monospace" fo:font-size="10pt" officeooo:rsid="002d2376" style:font-size-asian="10pt"/>
    </style:style>
    <style:style style:name="T5" style:family="text">
      <style:text-properties style:font-name="Monospace" fo:font-size="10pt" fo:font-style="italic" style:font-size-asian="10pt" style:font-style-asian="italic"/>
    </style:style>
    <style:style style:name="T6" style:family="text">
      <style:text-properties officeooo:rsid="00385e98"/>
    </style:style>
    <style:style style:name="T7" style:family="text">
      <style:text-properties officeooo:rsid="003a811a"/>
    </style:style>
    <style:style style:name="T8" style:family="text">
      <style:text-properties officeooo:rsid="003c4de0"/>
    </style:style>
    <style:style style:name="T9" style:family="text">
      <style:text-properties fo:color="#008080" loext:opacity="100%" style:font-name="Monospace" fo:font-size="10pt" style:font-size-asian="10pt"/>
    </style:style>
    <style:style style:name="T10" style:family="text">
      <style:text-properties fo:color="#008080" loext:opacity="100%" style:font-name="Monospace" fo:font-size="10pt" officeooo:rsid="0040b0a6" style:font-size-asian="10pt"/>
    </style:style>
    <style:style style:name="T11" style:family="text">
      <style:text-properties officeooo:rsid="00489327"/>
    </style:style>
    <style:style style:name="T12" style:family="text">
      <style:text-properties officeooo:rsid="004e1fc8"/>
    </style:style>
    <style:style style:name="T13" style:family="text">
      <style:text-properties officeooo:rsid="0050d3a9"/>
    </style:style>
    <style:style style:name="T14" style:family="text">
      <style:text-properties officeooo:rsid="00559c91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officeooo:rsid="00724679"/>
    </style:style>
    <style:style style:name="T19" style:family="text">
      <style:text-properties officeooo:rsid="00732b5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is Java Bean?</text:p>
      <text:list xml:id="list1972798859" text:style-name="L1">
        <text:list-item>
          <text:p text:style-name="P48">Any java class which follows beans specificiation rules is called as Java beans</text:p>
        </text:list-item>
        <text:list-item>
          <text:p text:style-name="P48">class shuld be implemente serializable interface </text:p>
        </text:list-item>
        <text:list-item>
          <text:p text:style-name="P48">class should have private data members(variable)</text:p>
        </text:list-item>
        <text:list-item>
          <text:p text:style-name="P48">every private variable should have public setter &amp; getter methodologies</text:p>
        </text:list-item>
        <text:list-item>
          <text:p text:style-name="P48">class should have zero parameter constructor</text:p>
        </text:list-item>
        <text:list-item>
          <text:p text:style-name="P48">Note: bean classes are used to write business logic and to store and retrieve data.</text:p>
        </text:list-item>
      </text:list>
      <text:p text:style-name="P1">What is component?</text:p>
      <text:list xml:id="list801321068" text:style-name="L2">
        <text:list-item>
          <text:p text:style-name="P49">Java class which contains bussiness logic is called as component class</text:p>
        </text:list-item>
        <text:list-item>
          <text:p text:style-name="P49">Ex: Component,service,DAO classes</text:p>
        </text:list-item>
        <text:list-item>
          <text:p text:style-name="P49">controller classes will have logic to deal with request and response</text:p>
        </text:list-item>
        <text:list-item>
          <text:p text:style-name="P49">service classes will have business logic of our projects</text:p>
        </text:list-item>
        <text:list-item>
          <text:p text:style-name="P49">Ex: Generate OTP,Send OTP,Send Email, Encrypt, Decrypt PWD etc</text:p>
        </text:list-item>
        <text:list-item>
          <text:p text:style-name="P49">DAO classes will contatin the logic to communicate with database.</text:p>
        </text:list-item>
      </text:list>
      <text:p text:style-name="P2">Field Injection?</text:p>
      <text:list xml:id="list2482589672" text:style-name="L3">
        <text:list-item>
          <text:p text:style-name="P50">Field injection means, injecting depending object into target class using target class variable is called as field injection.</text:p>
        </text:list-item>
      </text:list>
      <text:p text:style-name="P3">IOC Container?</text:p>
      <text:list xml:id="list327877285" text:style-name="L4">
        <text:list-item>
          <text:p text:style-name="P51">Ioc stands for inversion of <text:s/>control</text:p>
        </text:list-item>
        <text:list-item>
          <text:p text:style-name="P51">ioc is responsible for dependency injection in spring application </text:p>
        </text:list-item>
        <text:list-item>
          <text:p text:style-name="P52">dependency injection means creating and injecting dependent bean object into target bean classes</text:p>
        </text:list-item>
        <text:list-item>
          <text:p text:style-name="P52">Note: IOC container will manage life cycle of spring beans</text:p>
        </text:list-item>
      </text:list>
      <text:p text:style-name="P4">What is Spring bean?</text:p>
      <text:list xml:id="list2769351126" text:style-name="L5">
        <text:list-item>
          <text:p text:style-name="P53">Any java class whose lifecycle (creation to destruction) is managed by IOC is called as Spring bean.</text:p>
        </text:list-item>
        <text:list-item>
          <text:p text:style-name="P54">We can represent java class as spring bean in 2 ways</text:p>
        </text:list-item>
        <text:list-item>
          <text:p text:style-name="P55">xml approach <text:s text:c="2"/><text:span text:style-name="T1">EX:&lt;bean id=”id1” class=”pkg.className”/&gt;</text:span></text:p>
        </text:list-item>
        <text:list-item>
          <text:p text:style-name="P55">, annotation approach <text:s/><text:span text:style-name="T1">Ex: @Component ,@service, @Repository etc.</text:span></text:p>
        </text:list-item>
      </text:list>
      <text:p text:style-name="P6">Note :in spring we can use both XML and annotation approaches.spring boot will support only annotation (no xml)</text:p>
      <text:p text:style-name="P5">How to start IOC in spring?</text:p>
      <text:p text:style-name="P5">1.bean factory</text:p>
      <text:p text:style-name="P5">2.applicationContext</text:p>
      <text:p text:style-name="P5"/>
      <text:p text:style-name="P7">EX: ApplicationContext context=new ClassPathXmlApplicationContext(String configFile);</text:p>
      <text:p text:style-name="P7">Note:Bean Configuration file contains Bean Defintions</text:p>
      <text:p text:style-name="P8">(target class,dependent class,Dependence injection type)</text:p>
      <text:p text:style-name="P8"/>
      <text:p text:style-name="P9">Note:When IOC contatiner started it will read bean defintions from Bean configuration file and it will perform dependency injection.</text:p>
      <text:p text:style-name="P9"/>
      <text:p text:style-name="P10">Different Between BeanFactory &amp; ApplicationContext</text:p>
      <text:p text:style-name="P10">BeanFactory interface having-XmlBeanFactory as implementation class</text:p>
      <text:p text:style-name="P10">ApplicationContext inteface having-clasPathXmlApplicationContext as implement.</text:p>
      <text:p text:style-name="P10"/>
      <text:list xml:id="list2438065932" text:style-name="L6">
        <text:list-item>
          <text:p text:style-name="P56">BeanFactory will follow lazy loading concept that means when we request then only it will create bean object.</text:p>
        </text:list-item>
        <text:list-item>
          <text:p text:style-name="P56">Application context <text:s/>will follow eager Loading for singleton beans.for prototype beans it will also follow lazy loading </text:p>
        </text:list-item>
        <text:list-item>
          <text:p text:style-name="P56">Note:spring bean default scope is singleton</text:p>
        </text:list-item>
      </text:list>
      <text:p text:style-name="P11"/>
      <text:p text:style-name="P12"><text:soft-page-break/>Eager Loading means creating objects for spring beans when IOC starts</text:p>
      <text:p text:style-name="P12">Laxy Loading creating <text:s/>objects for spring beans when we call getBean() method.</text:p>
      <text:p text:style-name="P12"/>
      <text:p text:style-name="P13">How to differnentiate Setter injection &amp; Construction injection in Bean Config File?</text:p>
      <text:list xml:id="list2842188937" text:style-name="L7">
        <text:list-item>
          <text:p text:style-name="P57">&lt;property/&gt; tag represents setter injection</text:p>
        </text:list-item>
        <text:list-item>
          <text:p text:style-name="P57">&lt;constructor-args/&gt;tag represents constructor injection</text:p>
        </text:list-item>
        <text:list-item>
          <text:p text:style-name="P57"/>
        </text:list-item>
        <text:list-item>
          <text:p text:style-name="P58"><text:span text:style-name="T2"><text:tab/><text:tab/>&lt;bean id=</text:span><text:span text:style-name="T5">"petrolEng"</text:span><text:span text:style-name="T2"> class=</text:span><text:span text:style-name="T5">"PetrolEngine"</text:span><text:span text:style-name="T2">/&gt;</text:span></text:p>
        </text:list-item>
        <text:list-item>
          <text:p text:style-name="P58"><text:span text:style-name="T2"><text:tab/><text:tab/><text:tab/><text:tab/>&lt;bean id=</text:span><text:span text:style-name="T5">"dieselEngine"</text:span><text:span text:style-name="T2"> class=</text:span><text:span text:style-name="T5">"DieselEngine"</text:span><text:span text:style-name="T2">/&gt;</text:span></text:p>
        </text:list-item>
        <text:list-item>
          <text:p text:style-name="P58"><text:span text:style-name="T2"><text:tab/><text:tab/>&lt;bean id=</text:span><text:span text:style-name="T5">"car"</text:span><text:span text:style-name="T2"> class=</text:span><text:span text:style-name="T5">"Car"</text:span><text:span text:style-name="T2">&gt;</text:span></text:p>
        </text:list-item>
        <text:list-item>
          <text:p text:style-name="P58"><text:span text:style-name="T2"><text:tab/><text:tab/>&lt;property name=</text:span><text:span text:style-name="T5">"eng"</text:span><text:span text:style-name="T2"> ref=</text:span><text:span text:style-name="T5">"petrolEng"</text:span><text:span text:style-name="T2">&gt;&lt;/property&gt;</text:span></text:p>
        </text:list-item>
        <text:list-item>
          <text:p text:style-name="P59"><text:tab/><text:tab/>&lt;/bean&gt;</text:p>
        </text:list-item>
        <text:list-item>
          <text:p text:style-name="P59">when we perform both SI &amp;CI <text:s/>then SI will override CI Value.</text:p>
        </text:list-item>
      </text:list>
      <text:p text:style-name="P14"/>
      <text:p text:style-name="P15">Bean Scope</text:p>
      <text:list xml:id="list568880429" text:style-name="L8">
        <text:list-item>
          <text:p text:style-name="P60">scope represents how many object should be created for a spring bean.</text:p>
        </text:list-item>
        <text:list-item>
          <text:p text:style-name="P60">In spring framework we have below scopes</text:p>
        </text:list-item>
        <text:list-item>
          <text:p text:style-name="P60">1.singleton-- defult scope</text:p>
        </text:list-item>
        <text:list-item>
          <text:p text:style-name="P60">2.prototye</text:p>
        </text:list-item>
        <text:list-item>
          <text:p text:style-name="P80"><text:span text:style-name="T2">3.reques</text:span><text:span text:style-name="T3">t</text:span></text:p>
        </text:list-item>
        <text:list-item>
          <text:p text:style-name="P81"><text:span text:style-name="T3">4.</text:span><text:span text:style-name="T2">session</text:span></text:p>
        </text:list-item>
        <text:list-item>
          <text:p text:style-name="P61">to represent bean scope we will use “Scope” attribute</text:p>
        </text:list-item>
        <text:list-item>
          <text:p text:style-name="P61">&lt;bean id=”id” class=”pkg.className” scope=”singleton|prototype|request|session”/&gt;</text:p>
        </text:list-item>
        <text:list-item>
          <text:p text:style-name="P62">singleton scope means only one object will be created for the class in IOC container.</text:p>
        </text:list-item>
        <text:list-item>
          <text:p text:style-name="P81"><text:span text:style-name="T2">Prototypes scope means every time new object will be created</text:span><text:span text:style-name="T4"> for class in IOC classes.</text:span></text:p>
        </text:list-item>
        <text:list-item>
          <text:p text:style-name="P63">Prototype scope means every time <text:s/>new object will be created.</text:p>
        </text:list-item>
        <text:list-item>
          <text:p text:style-name="P64">Note:request &amp; session scope are related to webMVC Module.</text:p>
        </text:list-item>
      </text:list>
      <text:p text:style-name="P16"/>
      <text:p text:style-name="P17">Why Spring bean is by default singleton?</text:p>
      <text:list xml:id="list3217905154" text:style-name="L9">
        <text:list-item>
          <text:p text:style-name="P65">To save memory of JVM spring team made singleton as default scope for the spring beans</text:p>
        </text:list-item>
        <text:list-item>
          <text:p text:style-name="P66">Ex:RestController,controllers, services and DAOs will be considered as singleton in the project.</text:p>
        </text:list-item>
      </text:list>
      <text:p text:style-name="P18"/>
      <text:p text:style-name="P18">Autowiring:</text:p>
      <text:list xml:id="list1728404028" text:style-name="L10">
        <text:list-item>
          <text:p text:style-name="P67">we can inject dependent bean into target in 2 ways.</text:p>
        </text:list-item>
        <text:list-item>
          <text:p text:style-name="P67">1. manually</text:p>
        </text:list-item>
        <text:list-item>
          <text:p text:style-name="P67">2. autowiring</text:p>
        </text:list-item>
        <text:list-item>
          <text:p text:style-name="P67">manual wiring means programmer will inject dpendent object into target object using &lt;property/&gt; tag or&lt;constructor-arg/&gt;</text:p>
        </text:list-item>
        <text:list-item>
          <text:p text:style-name="P68">Autowiring means IOC Container will identify dependent and will inject into target object (we no need to use any ref attribute).</text:p>
        </text:list-item>
        <text:list-item>
          <text:p text:style-name="P69">Autowring will work based on below modes</text:p>
        </text:list-item>
        <text:list-item>
          <text:p text:style-name="P69">1.byName</text:p>
        </text:list-item>
        <text:list-item>
          <text:p text:style-name="P69">2.byType</text:p>
        </text:list-item>
        <text:list-item>
          <text:p text:style-name="P69">3.constructor</text:p>
        </text:list-item>
        <text:list-item>
          <text:p text:style-name="P69">4.no</text:p>
        </text:list-item>
        <text:list-item>
          <text:p text:style-name="P70">Note:Autowring will not work bydefault,we have to enable autowiring on target bean like below.</text:p>
        </text:list-item>
        <text:list-item>
          <text:p text:style-name="P70"><text:s/>&lt;bean id=”id” class=”pkg.Classname” auto-wire=<text:tab/>“byName|byType|constructor|no”&gt;</text:p>
        </text:list-item>
        <text:list-item>
          <text:p text:style-name="P71">Note:in the above example Car class variable name is matched with ‘DieselIEEngine’ bean id hence DieselIEEnigine obj will be injected into Car.</text:p>
        </text:list-item>
      </text:list>
      <text:p text:style-name="P19">ByType</text:p>
      <text:list xml:id="list771833042" text:style-name="L11">
        <text:list-item>
          <text:p text:style-name="P72">byType means IOC will identity dependent bean object based on data type of the variable in target class.</text:p>
        </text:list-item>
        <text:list-item>
          <text:p text:style-name="P73">Private Iengine rng;=&gt;data type of eng is Iengine which is interface</text:p>
        </text:list-item>
        <text:list-item>
          <text:p text:style-name="P73"><text:soft-page-break/>if one interface having 2 implementations <text:s/>then there is chance of getting ambiguity problem. To overcome that we need to use ‘autowired-candidate’ attribute.</text:p>
        </text:list-item>
        <text:list-item>
          <text:p text:style-name="P73">autowire-candicate=false; -&gt; not eligible for autowire</text:p>
        </text:list-item>
        <text:list-item>
          <text:p text:style-name="P73">autowire-candidate=true; -&gt; eligible for autowire</text:p>
        </text:list-item>
      </text:list>
      <text:p text:style-name="P20">Spring Beans Life Cycle</text:p>
      <text:list xml:id="list1123774742" text:style-name="L12">
        <text:list-item>
          <text:p text:style-name="P74">life cycle means starting to ending or birth to death</text:p>
        </text:list-item>
        <text:list-item>
          <text:p text:style-name="P74">1.Thread life cycle</text:p>
        </text:list-item>
        <text:list-item>
          <text:p text:style-name="P74">2.servlet life cycle</text:p>
        </text:list-item>
        <text:list-item>
          <text:p text:style-name="P74">3.jsp life cycle</text:p>
        </text:list-item>
        <text:list-item>
          <text:p text:style-name="P74">4.spring bean life cycle.</text:p>
        </text:list-item>
        <text:list-item>
          <text:p text:style-name="P75">Spring bean object creation and object destruction will be taken care by IOC Container</text:p>
        </text:list-item>
        <text:list-item>
          <text:p text:style-name="P75">spring bean life cycle will be managed by IOC Container.</text:p>
        </text:list-item>
        <text:list-item>
          <text:p text:style-name="P75">We can perform some operations using Bean Life Cycle Methods.</text:p>
        </text:list-item>
        <text:list-item>
          <text:p text:style-name="P75">Init()-&gt;initialization logic</text:p>
        </text:list-item>
        <text:list-item>
          <text:p text:style-name="P75">destory()-destruction logic</text:p>
        </text:list-item>
        <text:list-item>
          <text:p text:style-name="P75">spring bean life cycle <text:span text:style-name="T6">methods we can execute in 3 ways</text:span></text:p>
        </text:list-item>
        <text:list-item>
          <text:p text:style-name="P76">1.XML Approach</text:p>
        </text:list-item>
        <text:list-item>
          <text:p text:style-name="P76">2.Programmeatic appraoch</text:p>
        </text:list-item>
        <text:list-item>
          <text:p text:style-name="P76">3.annotations</text:p>
        </text:list-item>
      </text:list>
      <text:p text:style-name="P21">Bean Life Cycle using XML Approach</text:p>
      <text:list xml:id="list2272711497" text:style-name="L13">
        <text:list-item>
          <text:p text:style-name="P77">&lt;bean id=”motor” class=”in.ashokit.beans.Motor” init-method=”start” destrory-method=”stop”/&gt;</text:p>
        </text:list-item>
        <text:list-item>
          <text:p text:style-name="P77">init method -&gt;This attribute represents the method which should <text:span text:style-name="T8">be called </text:span><text:s/>after bean obj created.</text:p>
        </text:list-item>
        <text:list-item>
          <text:p text:style-name="P77">Destroy-method-&gt;this attribute represents the method which should <text:span text:style-name="T7">called</text:span> when bean obj removing from IOC</text:p>
        </text:list-item>
      </text:list>
      <text:p text:style-name="P21"/>
      <text:p text:style-name="P22">Bean Life Cycle using Programmatic Approach</text:p>
      <text:list xml:id="list1138033752" text:style-name="L14">
        <text:list-item>
          <text:p text:style-name="P78">we need to implement predefined interfaces provided by spring framework</text:p>
        </text:list-item>
        <text:list-item>
          <text:p text:style-name="P78">1.initializingBean()-&gt;afterPropertiesSet()</text:p>
        </text:list-item>
        <text:list-item>
          <text:p text:style-name="P78">2.DisposableBean()-&gt;destory()</text:p>
        </text:list-item>
      </text:list>
      <text:p text:style-name="P22"/>
      <text:p text:style-name="P23">Bean LifeCycle <text:s/>using Annotation Approach</text:p>
      <text:list xml:id="list2284873040" text:style-name="L15">
        <text:list-item>
          <text:p text:style-name="P79">@PostConstruct-&gt;it represents init method</text:p>
        </text:list-item>
        <text:list-item>
          <text:p text:style-name="P79">@PreDestory -&gt;it represents destory </text:p>
        </text:list-item>
      </text:list>
      <text:p text:style-name="P24"/>
      <text:p text:style-name="P25">Spring Annotations</text:p>
      <text:list xml:id="list3368145678" text:style-name="L16">
        <text:list-item>
          <text:p text:style-name="P82">annotation -&gt;represent metadata</text:p>
        </text:list-item>
        <text:list-item>
          <text:p text:style-name="P82">annotation introduced in java 1.5v</text:p>
        </text:list-item>
        <text:list-item>
          <text:p text:style-name="P82">annotations are alternate for xml configurations</text:p>
        </text:list-item>
        <text:list-item>
          <text:p text:style-name="P82">in spring framework we have several annotation</text:p>
        </text:list-item>
        <text:list-item>
          <text:p text:style-name="P82">@Configuration : To represents java class as Configuration class</text:p>
        </text:list-item>
        <text:list-item>
          <text:p text:style-name="P82">@ComponentScan : To identify Spring bean classes in the project</text:p>
        </text:list-item>
        <text:list-item>
          <text:p text:style-name="P83">@Component- to represent java class as Spring bean</text:p>
        </text:list-item>
        <text:list-item>
          <text:p text:style-name="P83">@Service – to represent java class as spring bean (Business Layerclass)</text:p>
        </text:list-item>
        <text:list-item>
          <text:p text:style-name="P134"><text:span text:style-name="T9">@Repository – to represent <text:s/>java class as Spring bean <text:s/>(Persistance Layer</text:span><text:span text:style-name="T10">)</text:span></text:p>
        </text:list-item>
        <text:list-item>
          <text:p text:style-name="P84">@Scope – to represent bean scope</text:p>
        </text:list-item>
        <text:list-item>
          <text:p text:style-name="P84">@Autowired – to perform dependency injection </text:p>
        </text:list-item>
        <text:list-item>
          <text:p text:style-name="P84">@Qualifier <text:s/>- to perform <text:s/>autowiring based on byName</text:p>
        </text:list-item>
        <text:list-item>
          <text:p text:style-name="P85">@Primary – To represent primary bean for autowiring</text:p>
        </text:list-item>
        <text:list-item>
          <text:p text:style-name="P85">@Bean – to call the method which returns bean object</text:p>
        </text:list-item>
      </text:list>
      <text:p text:style-name="P26">Spring boot</text:p>
      <text:list xml:id="list326854538" text:style-name="L17">
        <text:list-item>
          <text:p text:style-name="P86">spring boot is one approach to developspring based applications with less configuration.</text:p>
        </text:list-item>
        <text:list-item>
          <text:p text:style-name="P86">Spring boot=spring framework-xml configuration</text:p>
        </text:list-item>
        <text:list-item>
          <text:p text:style-name="P86">spring boot is not replacement for spring framework. Boot developed on top of spring framework.</text:p>
        </text:list-item>
        <text:list-item>
          <text:p text:style-name="P87">Note: All spring framework concepts can be used in spring boot also.</text:p>
        </text:list-item>
      </text:list>
      <text:p text:style-name="P27">Spring boot advantages:</text:p>
      <text:list xml:id="list3123344864" text:style-name="L18">
        <text:list-item>
          <text:p text:style-name="P88">1.less configuration</text:p>
        </text:list-item>
        <text:list-item>
          <text:p text:style-name="P88"><text:soft-page-break/>2.pom starters</text:p>
        </text:list-item>
        <text:list-item>
          <text:p text:style-name="P88">Ex: web-starter, jpa-starter,security-starter,mail-starter</text:p>
        </text:list-item>
        <text:list-item>
          <text:p text:style-name="P89">3.auto configuration</text:p>
        </text:list-item>
        <text:list-item>
          <text:p text:style-name="P90">4.Embedded Servers (Ex:Tomcat,Jetty,Netty)</text:p>
        </text:list-item>
        <text:list-item>
          <text:p text:style-name="P90">5.<text:span text:style-name="T12">s</text:span>Actuators (Production ready features)</text:p>
        </text:list-item>
        <text:list-item>
          <text:p text:style-name="P91">Spring boot makes it easy to create stand-alone ,production-grade spring based applications that you can “just run”.</text:p>
        </text:list-item>
        <text:list-item>
          <text:p text:style-name="P91">Spring boot 1.0 released in 2014</text:p>
        </text:list-item>
        <text:list-item>
          <text:p text:style-name="P91">current version of spring boot <text:s/>is 3.X</text:p>
        </text:list-item>
        <text:list-item>
          <text:p text:style-name="P91">Note : java <text:span text:style-name="T11">1</text:span>7 is mandatory to work with spring boot 3.X</text:p>
        </text:list-item>
      </text:list>
      <text:p text:style-name="P28">Floder Structure</text:p>
      <text:list xml:id="list2401662219" text:style-name="L19">
        <text:list-item>
          <text:p text:style-name="P92">src/main/java – to keep our project source code</text:p>
        </text:list-item>
        <text:list-item>
          <text:p text:style-name="P92">application.java – it is start class of the spring boot (main class)</text:p>
        </text:list-item>
        <text:list-item>
          <text:p text:style-name="P92">src/main/resource – to keep project configuration file</text:p>
        </text:list-item>
        <text:list-item>
          <text:p text:style-name="P92">application.propertiers/yml</text:p>
        </text:list-item>
        <text:list-item>
          <text:p text:style-name="P92">src/main/test – to keep junit code</text:p>
        </text:list-item>
        <text:list-item>
          <text:p text:style-name="P92">applicationTest.java</text:p>
        </text:list-item>
        <text:list-item>
          <text:p text:style-name="P92">src/test/resources – unit testing related configuration files goes here</text:p>
        </text:list-item>
        <text:list-item>
          <text:p text:style-name="P92">maven dependencies – download jars will be avaliable here</text:p>
        </text:list-item>
        <text:list-item>
          <text:p text:style-name="P92">pom.xml maven configuration files (dependencies)</text:p>
        </text:list-item>
        <text:list-item>
          <text:p text:style-name="P93">it is entry point for boot application execution</text:p>
        </text:list-item>
        <text:list-item>
          <text:p text:style-name="P93">@SpringBootApplication annotation is equal to below 3 annotations</text:p>
        </text:list-item>
        <text:list-item>
          <text:p text:style-name="P93">@SpringBootConfiguration @EnableAutoConfiguration <text:s/>@ComponentScan</text:p>
        </text:list-item>
        <text:list-item>
          <text:p text:style-name="P94">spring boot start class will act as configuration class of @SpringBootConfiguration annotation</text:p>
        </text:list-item>
        <text:list-item>
          <text:p text:style-name="P94">in spring boot application auto configuration feature will be available because of @EnableAutoConfiguration annotation</text:p>
        </text:list-item>
        <text:list-item>
          <text:p text:style-name="P94">component Scan will be performed in spring boot because of @ComponentScan annotation</text:p>
        </text:list-item>
        <text:list-item>
          <text:p text:style-name="P95">Note :package Naming convention will play important role in component scanning</text:p>
        </text:list-item>
      </text:list>
      <text:p text:style-name="P29">What is SpringApplication.run() method</text:p>
      <text:list xml:id="list125548394" text:style-name="L20">
        <text:list-item>
          <text:p text:style-name="P96">spring boot start class main() method will call SpringApplication.run()method.</text:p>
        </text:list-item>
        <text:list-item>
          <text:p text:style-name="P96">SpringApplication.run() is entry point for boot application execution. The run() method will return reference of IOC.</text:p>
        </text:list-item>
        <text:list-item>
          <text:p text:style-name="P97">Note:Spring Application is a predefined class and it <text:s/>will identify what type of application we <text:tab/>have created based on dependencies added in pom.xml file</text:p>
        </text:list-item>
        <text:list-item>
          <text:p text:style-name="P97">if we add spring boot-starter -&gt; standalone application </text:p>
        </text:list-item>
        <text:list-item>
          <text:p text:style-name="P98">for standalone app,it will “AnnotationConfigurationApplicationContext” class to start IOC Contatiner</text:p>
        </text:list-item>
        <text:list-item>
          <text:p text:style-name="P97">if we add spring-bootp-we-starter -&gt;web application</text:p>
        </text:list-item>
        <text:list-item>
          <text:p text:style-name="P97">if we add spring-boot-webflux-starter -&gt;reactive applcation</text:p>
        </text:list-item>
        <text:list-item>
          <text:p text:style-name="P98">Note :based <text:s/>on type of our application ,it will start IOC </text:p>
        </text:list-item>
      </text:list>
      <text:p text:style-name="P30"/>
      <text:p text:style-name="P31">run method will print banner on the console (i.o spring logo).</text:p>
      <text:p text:style-name="P31">Run() method will start IOC container</text:p>
      <text:p text:style-name="P31">run() method will call runners</text:p>
      <text:p text:style-name="P32"/>
      <text:p text:style-name="P32">what is banner in spring boot?</text:p>
      <text:list xml:id="list3302835681" text:style-name="L21">
        <text:list-item>
          <text:p text:style-name="P99">When we run boot application , it will print spring <text:s/>logo on the console that is called as Banner in spring boot.</text:p>
        </text:list-item>
        <text:list-item>
          <text:p text:style-name="P100">Spring boot banner having 3 modes.</text:p>
        </text:list-item>
        <text:list-item>
          <text:p text:style-name="P100">1.off</text:p>
        </text:list-item>
        <text:list-item>
          <text:p text:style-name="P100">2.Log</text:p>
        </text:list-item>
        <text:list-item>
          <text:p text:style-name="P100">3.Console (default)</text:p>
        </text:list-item>
        <text:list-item>
          <text:p text:style-name="P100">we can set banner mode using below property in “application.properties” file</text:p>
        </text:list-item>
        <text:list-item>
          <text:p text:style-name="P100">spring.main.banner-mode=off</text:p>
        </text:list-item>
        <text:list-item>
          <text:p text:style-name="P100">we can customize banner text in spring boot application <text:span text:style-name="T13">by creating “banner.txt” file in src/main/resource floder</text:span></text:p>
        </text:list-item>
        <text:list-item>
          <text:p text:style-name="P101"><text:soft-page-break/>URL <text:s/>to Generate ASCII Text “<text:a xlink:type="simple" xlink:href="https://patorjk.com/software/taag/$p=display&amp;f=Graffiti&amp;t=Ashok%20IT" text:style-name="Internet_20_link" text:visited-style-name="Visited_20_Internet_20_Link">https://patorjk.com/software/taag/$p=display&amp;f=Graffiti&amp;t=Ashok%20IT</text:a></text:p>
        </text:list-item>
      </text:list>
      <text:p text:style-name="P33">Resource in Spring boot</text:p>
      <text:list xml:id="list197383716" text:style-name="L22">
        <text:list-item>
          <text:p text:style-name="P102">Runners are used to execute the logic only once when <text:span text:style-name="T17">appliation</text:span> got started.</text:p>
        </text:list-item>
        <text:list-item>
          <text:p text:style-name="P102">SpringApplication.run() method will call runners</text:p>
        </text:list-item>
        <text:list-item>
          <text:p text:style-name="P102">in spring boot we have 2 types of runners</text:p>
          <text:list>
            <text:list-item>
              <text:p text:style-name="P102">Application Runner(I)</text:p>
            </text:list-item>
            <text:list-item>
              <text:p text:style-name="P102">CommandLine Runner(I)</text:p>
            </text:list-item>
          </text:list>
        </text:list-item>
      </text:list>
      <text:p text:style-name="P34">application.properties file<text:tab/>&amp; application.yml</text:p>
      <text:list xml:id="list19721251" text:style-name="L23">
        <text:list-item>
          <text:p text:style-name="P103">properties file is used to configure properties in linear structure</text:p>
        </text:list-item>
        <text:list-item>
          <text:p text:style-name="P103">Ex: server.port=8080</text:p>
        </text:list-item>
        <text:list-item>
          <text:p text:style-name="P103">yml/<text:span text:style-name="T14">yaml</text:span> file used to configure propertiese in hierarchal structure.</text:p>
        </text:list-item>
        <text:list-item>
          <text:p text:style-name="P104">Properties files are used only in java language</text:p>
        </text:list-item>
        <text:list-item>
          <text:p text:style-name="P104">yml file are universal </text:p>
        </text:list-item>
        <text:list-item>
          <text:p text:style-name="P105">if you have two files in your application (yml and properites) it will take yml file</text:p>
        </text:list-item>
      </text:list>
      <text:p text:style-name="P35"/>
      <text:p text:style-name="P36">Spring Data JPA</text:p>
      <text:list xml:id="list384715561" text:style-name="L24">
        <text:list-item>
          <text:p text:style-name="P106">application contains serveral layer<text:tab/></text:p>
          <text:list>
            <text:list-item>
              <text:p text:style-name="P106">presentation layer (JSP/thymeleaf/anguglar <text:span text:style-name="T15">react js</text:span><text:span text:style-name="T16">/vue js)</text:span></text:p>
            </text:list-item>
            <text:list-item>
              <text:p text:style-name="P107">web layer (servlets/stucts/spring mvc )</text:p>
            </text:list-item>
          </text:list>
        </text:list-item>
        <text:list-item>
          <text:p text:style-name="P108">persistance layer (Jdbc/spring jdbc/spring orm/spring data jpa)</text:p>
        </text:list-item>
        <text:list-item>
          <text:p text:style-name="P108">spring data jpa is used to develop persistance layer in application</text:p>
        </text:list-item>
        <text:list-item>
          <text:p text:style-name="P108">spring data jpa providing ready made methods to perform crud operation in db tables.</text:p>
        </text:list-item>
        <text:list-item>
          <text:p text:style-name="P108">Data jpa providing ready made methods with interface</text:p>
        </text:list-item>
        <text:list-item>
          <text:p text:style-name="P108">1.crud repository(I)</text:p>
        </text:list-item>
        <text:list-item>
          <text:p text:style-name="P108">2.Jpa repository (I)</text:p>
        </text:list-item>
        <text:list-item>
          <text:p text:style-name="P109">Note :Jpa Repository = crud repository +pagination methods +sorting methods</text:p>
        </text:list-item>
      </text:list>
      <text:p text:style-name="P37">Spring Data Jpa Terminology</text:p>
      <text:list xml:id="list4178501144" text:style-name="L25">
        <text:list-item>
          <text:p text:style-name="P110">1.Data source object</text:p>
        </text:list-item>
        <text:list-item>
          <text:p text:style-name="P111">Note : Data source properties we can configure in application.properties or application.yml</text:p>
        </text:list-item>
        <text:list-item>
          <text:p text:style-name="P111">enitty class:the class which is mapped with database</text:p>
          <text:list>
            <text:list-item>
              <text:p text:style-name="P112">@entity</text:p>
            </text:list-item>
            <text:list-item>
              <text:p text:style-name="P112">@table</text:p>
            </text:list-item>
            <text:list-item>
              <text:p text:style-name="P112">@Id</text:p>
            </text:list-item>
            <text:list-item>
              <text:p text:style-name="P112">@Column</text:p>
            </text:list-item>
          </text:list>
        </text:list-item>
        <text:list-item>
          <text:p text:style-name="P112">repository interface:for table we will create on repository interface to perform crud operation </text:p>
        </text:list-item>
        <text:list-item>
          <text:p text:style-name="P112">note: for our repository interface implementation will be provided in the runtime using proxy class </text:p>
        </text:list-item>
        <text:list-item>
          <text:p text:style-name="P112">Note: by using studentREpository we can perform CRUD operations in STUDENT_TBL</text:p>
        </text:list-item>
        <text:list-item>
          <text:p text:style-name="P112">Repository methods:Read made methods provided by Data JPA to perform CURD operations.</text:p>
        </text:list-item>
      </text:list>
      <text:p text:style-name="P38">ORM Properties </text:p>
      <text:list xml:id="list3955370716" text:style-name="L26">
        <text:list-item>
          <text:p text:style-name="P113">to automate some congiuration</text:p>
        </text:list-item>
        <text:list-item>
          <text:p text:style-name="P114">auto_ddl dynamic schema generation</text:p>
        </text:list-item>
        <text:list-item>
          <text:p text:style-name="P114">show_sql display generated queries on the console</text:p>
        </text:list-item>
        <text:list-item>
          <text:p text:style-name="P115">configration data source properites in application.yml</text:p>
        </text:list-item>
        <text:list-item>
          <text:p text:style-name="P115">run the application and test <text:s/></text:p>
        </text:list-item>
      </text:list>
      <text:p text:style-name="P39">Custom Queires</text:p>
      <text:list xml:id="list1939743403" text:style-name="L27">
        <text:list-item>
          <text:p text:style-name="P116">we can execute custom queries also in JPA</text:p>
        </text:list-item>
        <text:list-item>
          <text:p text:style-name="P116">to execute custom queries we will use @Query annotation</text:p>
        </text:list-item>
        <text:list-item>
          <text:p text:style-name="P116">@Query will support for executing both HQL queries &amp; Native SQL queries also.</text:p>
        </text:list-item>
        <text:list-item>
          <text:p text:style-name="P116">HQL: Hibernate Query Language (Database independent queries)</text:p>
        </text:list-item>
        <text:list-item>
          <text:p text:style-name="P117">in HQL,we will use Entity class name+ Entity class variable to write query</text:p>
        </text:list-item>
        <text:list-item>
          <text:p text:style-name="P118">HQL queries will converted to SQL queries by Dialect class for execution</text:p>
        </text:list-item>
        <text:list-item>
          <text:p text:style-name="P118"><text:soft-page-break/>if we change app from one DB to another DB then no need to change any query because Dialect class will take care of query conversion.</text:p>
        </text:list-item>
        <text:list-item>
          <text:p text:style-name="P119">HQL queries will gie poor performance because of conversion</text:p>
        </text:list-item>
        <text:list-item>
          <text:p text:style-name="P116">SQL :Structure query language (database independent queries)</text:p>
        </text:list-item>
        <text:list-item>
          <text:p text:style-name="P117">in sql ,we will use table name &amp; column names to write the query</text:p>
        </text:list-item>
        <text:list-item>
          <text:p text:style-name="P120">SQL queries will directley execute in databasse</text:p>
        </text:list-item>
        <text:list-item>
          <text:p text:style-name="P120">if we change app from one DB to another DB then all queries may not execute</text:p>
        </text:list-item>
        <text:list-item>
          <text:p text:style-name="P121">sql queires will give better performance than HQL.</text:p>
        </text:list-item>
      </text:list>
      <text:p text:style-name="P40"/>
      <text:p text:style-name="P40"/>
      <text:list xml:id="list170019625085680" text:continue-numbering="true" text:style-name="L27">
        <text:list-item>
          <text:p text:style-name="P122">Selection : Retrieving specific rows from the table. We can achieve this by using ‘where’ keyword in the query</text:p>
        </text:list-item>
        <text:list-item>
          <text:p text:style-name="P122">Ex:select * from student_det where gender=’male’</text:p>
        </text:list-item>
        <text:list-item>
          <text:p text:style-name="P122">Projection:Retrieving specific columns from the table is called as Projection. We can achieve by using columns name in query.</text:p>
        </text:list-item>
        <text:list-item>
          <text:p text:style-name="P122">Ex: select student_name,student_gender from student_Dtls</text:p>
        </text:list-item>
        <text:list-item>
          <text:p text:style-name="P122">Note: we can combine <text:s/>selection &amp; projection in single query.</text:p>
          <text:list>
            <text:list-item>
              <text:p text:style-name="P122">Ex:select student_rank,student_gender from student_Dtls where student_rank&lt;=100;</text:p>
            </text:list-item>
          </text:list>
        </text:list-item>
      </text:list>
      <text:p text:style-name="P41">JPA Repository</text:p>
      <text:list xml:id="list3639013947" text:style-name="L28">
        <text:list-item>
          <text:p text:style-name="P123">it is predefined interface provided by spring data jpa</text:p>
        </text:list-item>
        <text:list-item>
          <text:p text:style-name="P123">jpa repository provided several methods to perform crud operations with database.</text:p>
        </text:list-item>
        <text:list-item>
          <text:p text:style-name="P123">Jpa repository provide few additional methods to perform operations</text:p>
        </text:list-item>
        <text:list-item>
          <text:p text:style-name="P123">JPARepository =crudRepository +pagination And sorting +query by example</text:p>
        </text:list-item>
        <text:list-item>
          <text:p text:style-name="P124">Pagination: Display table records in multiple pages is called as paginatioin.</text:p>
        </text:list-item>
        <text:list-item>
          <text:p text:style-name="P124">Ex:Google search result will display with pagination</text:p>
        </text:list-item>
      </text:list>
      <text:p text:style-name="P42"/>
      <text:p text:style-name="P43">QueryByExample</text:p>
      <text:list xml:id="list711681056" text:style-name="L29">
        <text:list-item>
          <text:p text:style-name="P125">QBE is used to construct select query dynamically based on given entity object data.</text:p>
          <text:p text:style-name="P126">Main(){</text:p>
        </text:list-item>
      </text:list>
      <text:p text:style-name="P44"><text:tab/>ConfigurableApplicationContext context=SpringApplication.run(Application.class<text:tab/>,args);</text:p>
      <text:p text:style-name="P44"><text:tab/>StudentRepository studentRepo=context.getBean(StudentRepository.class)</text:p>
      <text:p text:style-name="P44"><text:tab/>Student s=new Student();</text:p>
      <text:p text:style-name="P44"><text:tab/>s.setGender(“MAle”);</text:p>
      <text:p text:style-name="P44"><text:tab/>s.setRank(90);</text:p>
      <text:p text:style-name="P44"><text:tab/>Example&lt;Student&gt; example=Example.of(s);</text:p>
      <text:p text:style-name="P44"><text:tab/>List&lt;Student&gt; students=studentRpo.findAll(example);</text:p>
      <text:p text:style-name="P44"><text:tab/>student.forEach(System.out::println);</text:p>
      <text:p text:style-name="P44"><text:tab/>}</text:p>
      <text:p text:style-name="P44"/>
      <text:p text:style-name="P45">Assignment</text:p>
      <text:list xml:id="list3856547929" text:style-name="L30">
        <text:list-item>
          <text:p text:style-name="P127">insert,update &amp; delete records using Custom quereis in data jpa</text:p>
        </text:list-item>
        <text:list-item>
          <text:p text:style-name="P127">if we want to perform non select operation using data jpa custom query then we should use below 2 annotations at our method</text:p>
        </text:list-item>
        <text:list-item>
          <text:p text:style-name="P127">1. @Modif<text:span text:style-name="T18">ying</text:span></text:p>
        </text:list-item>
        <text:list-item>
          <text:p text:style-name="P128">2.@Transaction</text:p>
        </text:list-item>
        <text:list-item>
          <text:p text:style-name="P128">Note:the <text:s/>above annotations are not required for selection operation.</text:p>
        </text:list-item>
      </text:list>
      <text:p text:style-name="P46">TimeStamp in Data JPA</text:p>
      <text:list xml:id="list2250896746" text:style-name="L31">
        <text:list-item>
          <text:p text:style-name="P129">@CreationTimeStamp – it is used to populate record insert date into DB column</text:p>
        </text:list-item>
        <text:list-item>
          <text:p text:style-name="P129">@UpdateTimeStamp – it is used to populate record updated date into DB</text:p>
        </text:list-item>
      </text:list>
      <text:p text:style-name="P46"/>
      <text:p text:style-name="P47">Soft Delete &amp; Hard Delete</text:p>
      <text:list xml:id="list684923144" text:style-name="L32">
        <text:list-item>
          <text:p text:style-name="P130">Hard Delete means deleting the record from DB permenently using “Delete” query</text:p>
        </text:list-item>
        <text:list-item>
          <text:p text:style-name="P130">soft delete means updating the record as IN-ACTIVE.<text:span text:style-name="T19">soft Delete reords will present in DB so we can access whenever we want.</text:span></text:p>
        </text:list-item>
        <text:list-item>
          <text:p text:style-name="P131"><text:soft-page-break/>Ex:Active/De-Active</text:p>
        </text:list-item>
        <text:list-item>
          <text:p text:style-name="P131">Note : we can implement SOFT DELETE using additional column in in DB table (ACTIVE_SW)</text:p>
        </text:list-item>
        <text:list-item>
          <text:p text:style-name="P131">ACTIVE_SW=Y ====&gt;Active Record</text:p>
        </text:list-item>
        <text:list-item>
          <text:p text:style-name="P131">ACTIVE_SW=N ====&gt;Delected Record</text:p>
        </text:list-item>
      </text:list>
      <text:p text:style-name="P132">Primary Key &amp; Composite Key in DB</text:p>
      <text:list xml:id="list1946325678" text:style-name="L33">
        <text:list-item>
          <text:p text:style-name="P133">primary key is a constraint to maintain unique records in the table.</text:p>
        </text:list-item>
        <text:list-item>
          <text:p text:style-name="P133">Primary key= Unique +Not null</text:p>
        </text:list-item>
        <text:list-item>
          <text:p text:style-name="P133">if we try to insert duplicate value in pk column value then we will get uniqueConstraintException.</text:p>
        </text:list-item>
        <text:list-item>
          <text:p text:style-name="P133">We should not ask end users to enter value for pk column because users may enter duplicate value.</text:p>
        </text:list-item>
        <text:list-item>
          <text:p text:style-name="P133">To generate value for PK column we will use GENERATOR concept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31T17:22:08.324418483</meta:creation-date>
    <dc:date>2025-04-14T17:00:17.447034629</dc:date>
    <meta:editing-duration>PT10H58M46S</meta:editing-duration>
    <meta:editing-cycles>74</meta:editing-cycles>
    <meta:generator>LibreOffice/7.3.7.2$Linux_X86_64 LibreOffice_project/30$Build-2</meta:generator>
    <meta:document-statistic meta:table-count="0" meta:image-count="0" meta:object-count="0" meta:page-count="7" meta:paragraph-count="287" meta:word-count="2380" meta:character-count="15595" meta:non-whitespace-character-count="13657"/>
  </office:meta>
</office:document-meta>
</file>